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7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7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7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8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8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8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8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8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8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9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9">
            <text:p>0926 <text:s/>1141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9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9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9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89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1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2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2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2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2">
            <text:p>0926 <text:s/>11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2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3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4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5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5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5">
            <text:p>0926 <text:s/>1141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6">
            <text:p>0926 <text:s/>11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6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6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6">
            <text:p>0926 <text:s/>11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8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8">
            <text:p>0926 <text:s/>11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8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9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9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6.99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1">
            <text:p>0926 <text:s/>11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1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1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1">
            <text:p>0926 <text:s/>11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2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3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3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3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3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4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5">
            <text:p>0926 <text:s/>11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5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5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5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5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5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6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6">
            <text:p>0926 <text:s/>11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6">
            <text:p>0926 <text:s/>11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6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6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6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7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09-26T11:41:47.08">
            <text:p>0926 <text:s/>114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6T11:41:47.08">
            <text:p>2021/9/26 11:4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6T11:41:47.08">
            <text:p>0926 <text:s/>1141</text:p>
          </table:table-cell>
          <table:table-cell table:style-name="ce7" table:formula="of:=NOW()" office:value-type="date" office:date-value="2021-09-26T11:41:47.08">
            <text:p>0926 <text:s/>114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6T11:41:47.08">
            <text:p>0926 <text:s/>114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6T10:46:06.58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1" office:value-type="string" table:number-columns-spanned="2" table:number-rows-spanned="1">
            <text:p>a box fell. / a box fell on the ground / a box fell on him.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1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aturday, the twenty-fif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6T11:41:43.44">
            <text:p>0926 <text:s/>114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6T11:41:47.2">
            <text:p>0926 <text:s/>1141</text:p>
          </table:table-cell>
          <table:table-cell table:style-name="ce7" table:formula="of:=NOW()" office:value-type="date" office:date-value="2021-09-26T11:41:47.2">
            <text:p>0926 <text:s/>114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6T11:41:47.2">
            <text:p>0926 <text:s/>1141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021/09/26</text:date>, <text:time>11:41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6T11:41:46.58</dc:date>
    <dc:creator>iwabuchi ken</dc:creator>
    <meta:editing-duration>P7DT14H25M8S</meta:editing-duration>
    <meta:editing-cycles>1103</meta:editing-cycles>
    <meta:generator>OpenOffice/4.1.3$Win32 OpenOffice.org_project/413m1$Build-9783</meta:generator>
    <meta:document-statistic meta:table-count="2" meta:cell-count="1065" meta:object-count="0"/>
  </office:meta>
</office:document-meta>
</file>